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00000019F6455A2706405E050.png" manifest:media-type="image/png"/>
  <manifest:file-entry manifest:full-path="Pictures/1000020100000330000001C80BC5ED971E6E6EDF.png" manifest:media-type="image/png"/>
  <manifest:file-entry manifest:full-path="Pictures/100002010000029A000000CDC372E80213133439.png" manifest:media-type="image/png"/>
  <manifest:file-entry manifest:full-path="Pictures/100002010000022F0000009D7F64AF6A28140AD2.png" manifest:media-type="image/png"/>
  <manifest:file-entry manifest:full-path="Pictures/100002010000018C0000018F6BC521FEF581F852.png" manifest:media-type="image/png"/>
  <manifest:file-entry manifest:full-path="Pictures/100002010000015B000000D21361EA70313751A1.png" manifest:media-type="image/png"/>
  <manifest:file-entry manifest:full-path="Pictures/10000201000002320000029E0E9E93E0C58C6B05.png" manifest:media-type="image/png"/>
  <manifest:file-entry manifest:full-path="Pictures/10000201000002A4000000FE02FB920BB62DF409.png" manifest:media-type="image/png"/>
  <manifest:file-entry manifest:full-path="Pictures/100002010000022100000142DB5741654A3010D0.png" manifest:media-type="image/png"/>
  <manifest:file-entry manifest:full-path="Pictures/10000201000002A10000029BD411A97048361227.png" manifest:media-type="image/png"/>
  <manifest:file-entry manifest:full-path="Pictures/1000020100000167000000EF19FD2CE3FAADD2AA.png" manifest:media-type="image/png"/>
  <manifest:file-entry manifest:full-path="Pictures/100002010000024E000000E15E4A8022F290605E.png" manifest:media-type="image/png"/>
  <manifest:file-entry manifest:full-path="Pictures/100002010000027E0000012AFDF6B17AB1062306.png" manifest:media-type="image/png"/>
  <manifest:file-entry manifest:full-path="Pictures/1000020100000229000000AA6C412F14682344C7.png" manifest:media-type="image/png"/>
  <manifest:file-entry manifest:full-path="Pictures/100002010000023F0000006B89A5554FBE74322F.png" manifest:media-type="image/png"/>
  <manifest:file-entry manifest:full-path="Pictures/1000020100000170000000C761A92D1CCC12EDFE.png" manifest:media-type="image/png"/>
  <manifest:file-entry manifest:full-path="Pictures/100002010000016F00000196F12ED9C2C784112B.png" manifest:media-type="image/png"/>
  <manifest:file-entry manifest:full-path="Pictures/100002010000037C00000214533CB2F8580A44D3.png" manifest:media-type="image/png"/>
  <manifest:file-entry manifest:full-path="Pictures/100002010000028200000099881F4361031FAF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8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8" style:family="graphic" style:parent-style-name="standard">
      <style:graphic-properties draw:stroke="none" draw:fill="none" fo:min-height="1.542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stroke="none" draw:fill="none" fo:min-height="0.912cm"/>
      <style:paragraph-properties style:writing-mode="lr-tb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8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ass</text:p>
          </draw:text-box>
        </draw:frame>
        <draw:frame draw:style-name="gr1" draw:text-style-name="P2" draw:layer="layout" svg:width="14.789cm" svg:height="4.153cm" svg:x="3.2cm" svg:y="4.847cm">
          <draw:image xlink:href="Pictures/100002010000022F0000009D7F64AF6A28140A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9.18cm" svg:height="5.555cm" svg:x="9.436cm" svg:y="5.102cm">
          <draw:image xlink:href="Pictures/100002010000015B000000D21361EA70313751A1.png" xlink:type="simple" xlink:show="embed" xlink:actuate="onLoad" loext:mime-type="image/png">
            <text:p/>
          </draw:image>
        </draw:frame>
        <draw:frame draw:style-name="gr1" draw:text-style-name="P2" draw:layer="layout" svg:width="10.861cm" svg:height="12.949cm" svg:x="6cm" svg:y="1.2cm">
          <draw:image xlink:href="Pictures/10000201000002320000029E0E9E93E0C58C6B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15.459cm" svg:height="9.134cm" svg:x="3.741cm" svg:y="1.2cm" presentation:class="graphic" presentation:user-transformed="true">
          <draw:image xlink:href="Pictures/100002010000022100000142DB5741654A3010D0.png" xlink:type="simple" xlink:show="embed" xlink:actuate="onLoad" loext:mime-type="image/png">
            <text:p/>
          </draw:image>
        </draw:frame>
        <draw:frame draw:style-name="gr4" draw:text-style-name="P4" draw:layer="layout" svg:width="23.6cm" svg:height="1.792cm" svg:x="3.8cm" svg:y="11.6cm">
          <draw:text-box>
            <text:p>輸入放到 [rbp-0x20] <text:s/>token 在[rbp-0x4] , <text:s/>因此我們需要padding 0x20-0x4=28 bytes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14.63cm" svg:height="4.497cm" svg:x="11.8cm" svg:y="9.444cm">
          <draw:image xlink:href="Pictures/1000020100000229000000AA6C412F14682344C7.png" xlink:type="simple" xlink:show="embed" xlink:actuate="onLoad" loext:mime-type="image/png">
            <text:p/>
          </draw:image>
        </draw:frame>
        <draw:frame draw:style-name="gr1" draw:text-style-name="P2" draw:layer="layout" svg:width="9.498cm" svg:height="6.323cm" svg:x="2.302cm" svg:y="1.477cm">
          <draw:image xlink:href="Pictures/1000020100000167000000EF19FD2CE3FAADD2AA.png" xlink:type="simple" xlink:show="embed" xlink:actuate="onLoad" loext:mime-type="image/png">
            <text:p/>
          </draw:image>
        </draw:frame>
        <draw:frame draw:style-name="gr5" draw:text-style-name="P4" draw:layer="layout" svg:width="6.8cm" svg:height="0.962cm" svg:x="13.6cm" svg:y="3.8cm">
          <draw:text-box>
            <text:p>payload</text:p>
          </draw:text-box>
        </draw:frame>
        <draw:frame draw:style-name="gr6" draw:text-style-name="P5" draw:layer="layout" svg:width="3.8cm" svg:height="1.081cm" svg:x="6.8cm" svg:y="10.919cm">
          <draw:text-box>
            <text:p>執行結果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6cm" svg:y="0.4cm" presentation:class="title" presentation:user-transformed="true">
          <draw:text-box>
            <text:p>gohome</text:p>
          </draw:text-box>
        </draw:frame>
        <draw:frame draw:style-name="gr1" draw:text-style-name="P2" draw:layer="layout" svg:width="8.139cm" svg:height="8.2cm" svg:x="3.2cm" svg:y="2.6cm">
          <draw:image xlink:href="Pictures/100002010000018C0000018F6BC521FEF581F852.png" xlink:type="simple" xlink:show="embed" xlink:actuate="onLoad" loext:mime-type="image/png">
            <text:p/>
          </draw:image>
        </draw:frame>
        <draw:frame draw:style-name="gr5" draw:text-style-name="P4" draw:layer="layout" svg:width="6.6cm" svg:height="0.962cm" svg:x="13.2cm" svg:y="5.8cm">
          <draw:text-box>
            <text:p>show function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2" draw:layer="layout" svg:width="14.555cm" svg:height="5.468cm" svg:x="0.845cm" svg:y="1.179cm" presentation:class="graphic" presentation:user-transformed="true">
          <draw:image xlink:href="Pictures/10000201000002A4000000FE02FB920BB62DF409.png" xlink:type="simple" xlink:show="embed" xlink:actuate="onLoad" loext:mime-type="image/png">
            <text:p/>
          </draw:image>
        </draw:frame>
        <draw:frame draw:style-name="gr7" draw:text-style-name="P4" draw:layer="layout" svg:width="6.2cm" svg:height="1.081cm" svg:x="17.6cm" svg:y="3.6cm">
          <draw:text-box>
            <text:p>生成pattern</text:p>
          </draw:text-box>
        </draw:frame>
        <draw:frame draw:style-name="gr1" draw:text-style-name="P2" draw:layer="layout" svg:width="15.609cm" svg:height="5.952cm" svg:x="11.8cm" svg:y="6.848cm">
          <draw:image xlink:href="Pictures/100002010000024E000000E15E4A8022F290605E.png" xlink:type="simple" xlink:show="embed" xlink:actuate="onLoad" loext:mime-type="image/png">
            <text:p/>
          </draw:image>
        </draw:frame>
        <draw:frame draw:style-name="gr4" draw:text-style-name="P4" draw:layer="layout" svg:width="9.6cm" svg:height="1.792cm" svg:x="2cm" svg:y="9.008cm">
          <draw:text-box>
            <text:p>要蓋到rsp要40bytes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5" draw:layer="layout" svg:width="14.553cm" svg:height="1.792cm" svg:x="12cm" svg:y="1cm">
          <draw:text-box>
            <text:p>Billyshouse()在0x00000000004006c6</text:p>
          </draw:text-box>
        </draw:frame>
        <draw:frame draw:style-name="gr1" draw:text-style-name="P2" draw:layer="layout" svg:width="9.736cm" svg:height="5.264cm" svg:x="0.8cm" svg:y="2.8cm">
          <draw:image xlink:href="Pictures/1000020100000170000000C761A92D1CCC12EDFE.png" xlink:type="simple" xlink:show="embed" xlink:actuate="onLoad" loext:mime-type="image/png">
            <text:p/>
          </draw:image>
        </draw:frame>
        <draw:frame draw:style-name="gr9" draw:text-style-name="P5" draw:layer="layout" svg:width="2.716cm" svg:height="0.963cm" svg:x="14.2cm" svg:y="4.8cm">
          <draw:text-box>
            <text:p>payload</text:p>
          </draw:text-box>
        </draw:frame>
        <draw:frame draw:style-name="gr1" draw:text-style-name="P2" draw:layer="layout" svg:width="15.213cm" svg:height="2.83cm" svg:x="10.187cm" svg:y="11.17cm">
          <draw:image xlink:href="Pictures/100002010000023F0000006B89A5554FBE74322F.png" xlink:type="simple" xlink:show="embed" xlink:actuate="onLoad" loext:mime-type="image/png">
            <text:p/>
          </draw:image>
        </draw:frame>
        <draw:frame draw:style-name="gr5" draw:text-style-name="P4" draw:layer="layout" svg:width="3.8cm" svg:height="0.962cm" svg:x="4.8cm" svg:y="12.238cm">
          <draw:text-box>
            <text:p>result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2" draw:layer="layout" svg:width="20.8cm" svg:height="3.87cm" svg:x="2.4cm" svg:y="3.73cm" presentation:class="graphic" presentation:user-transformed="true">
          <draw:image xlink:href="Pictures/100002010000023F0000006B89A5554FBE74322F.png" xlink:type="simple" xlink:show="embed" xlink:actuate="onLoad" loext:mime-type="image/png">
            <text:p/>
          </draw:image>
        </draw:frame>
        <draw:frame draw:style-name="gr5" draw:text-style-name="P4" draw:layer="layout" svg:width="11.6cm" svg:height="0.962cm" svg:x="4.2cm" svg:y="9cm">
          <draw:text-box>
            <text:p>result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ngelboy_Pwn-2</text:p>
          </draw:text-box>
        </draw:frame>
        <draw:frame draw:style-name="gr10" draw:text-style-name="P6" draw:layer="layout" svg:width="18.381cm" svg:height="10.962cm" svg:x="0.085cm" svg:y="3.038cm" presentation:class="graphic" presentation:user-transformed="true">
          <draw:image xlink:href="Pictures/100002010000037C00000214533CB2F8580A44D3.png" xlink:type="simple" xlink:show="embed" xlink:actuate="onLoad" loext:mime-type="image/png">
            <text:p/>
          </draw:image>
        </draw:frame>
        <draw:frame draw:style-name="gr10" draw:text-style-name="P6" draw:layer="layout" svg:width="14.4cm" svg:height="3.431cm" svg:x="12.4cm" svg:y="3.038cm">
          <draw:image xlink:href="Pictures/100002010000028200000099881F4361031FAFD2.png" xlink:type="simple" xlink:show="embed" xlink:actuate="onLoad" loext:mime-type="image/png">
            <text:p/>
          </draw:image>
        </draw:frame>
        <draw:frame draw:style-name="gr11" draw:text-style-name="P7" draw:layer="layout" svg:width="8.8cm" svg:height="6.772cm" svg:x="19cm" svg:y="7.8cm">
          <draw:text-box>
            <text:p>第一個輸入</text:p>
            <text:p>放的位址為0x601080</text:p>
            <text:p>是可讀寫的地方，</text:p>
            <text:p>我們可以在這放shell code</text:p>
            <text:p>，然後用第二個</text:p>
            <text:p>輸入buffer overflow跳到</text:p>
            <text:p>shell code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0" draw:text-style-name="P6" draw:layer="layout" svg:width="16.879cm" svg:height="7.884cm" svg:x="0.2cm" svg:y="0.516cm">
          <draw:image xlink:href="Pictures/100002010000027E0000012AFDF6B17AB1062306.png" xlink:type="simple" xlink:show="embed" xlink:actuate="onLoad" loext:mime-type="image/png">
            <text:p/>
          </draw:image>
        </draw:frame>
        <draw:frame draw:style-name="gr10" draw:text-style-name="P6" draw:layer="layout" svg:width="17.62cm" svg:height="5.423cm" svg:x="7.78cm" svg:y="9.377cm">
          <draw:image xlink:href="Pictures/100002010000029A000000CDC372E80213133439.png" xlink:type="simple" xlink:show="embed" xlink:actuate="onLoad" loext:mime-type="image/png">
            <text:p/>
          </draw:image>
        </draw:frame>
        <draw:frame draw:style-name="gr12" draw:text-style-name="P7" draw:layer="layout" svg:width="5.6cm" svg:height="0.962cm" svg:x="18.6cm" svg:y="3.438cm">
          <draw:text-box>
            <text:p>code</text:p>
          </draw:text-box>
        </draw:frame>
        <draw:frame draw:style-name="gr12" draw:text-style-name="P7" draw:layer="layout" svg:width="5.6cm" svg:height="0.962cm" svg:x="2.8cm" svg:y="11.8cm">
          <draw:text-box>
            <text:p>result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6">registration</text:p>
          </draw:text-box>
        </draw:frame>
        <draw:frame draw:style-name="gr1" draw:text-style-name="P2" draw:layer="layout" svg:width="9.709cm" svg:height="10.741cm" svg:x="2.291cm" svg:y="3.8cm">
          <draw:image xlink:href="Pictures/100002010000016F00000196F12ED9C2C78411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2" draw:layer="layout" svg:width="17.895cm" svg:height="10cm" svg:x="0.2cm" svg:y="3.6cm">
          <draw:image xlink:href="Pictures/1000020100000330000001C80BC5ED971E6E6EDF.png" xlink:type="simple" xlink:show="embed" xlink:actuate="onLoad" loext:mime-type="image/png">
            <text:p/>
          </draw:image>
        </draw:frame>
        <draw:frame draw:style-name="gr13" draw:text-style-name="P5" draw:layer="layout" svg:width="3.8cm" svg:height="1.162cm" svg:x="19.4cm" svg:y="3.6cm">
          <draw:text-box>
            <text:p>id:[rbp-0x4]</text:p>
          </draw:text-box>
        </draw:frame>
        <draw:frame draw:style-name="gr14" draw:text-style-name="P5" draw:layer="layout" svg:width="6.085cm" svg:height="1.673cm" svg:x="19.315cm" svg:y="5.4cm">
          <draw:text-box>
            <text:p>name:[rbp-0x20]</text:p>
          </draw:text-box>
        </draw:frame>
        <draw:frame draw:style-name="gr14" draw:text-style-name="P5" draw:layer="layout" svg:width="7.4cm" svg:height="1.673cm" svg:x="19.315cm" svg:y="7.127cm">
          <draw:text-box>
            <text:p>email:[rbp-0x40]</text:p>
          </draw:text-box>
        </draw:frame>
        <draw:frame draw:style-name="gr15" draw:text-style-name="P4" draw:layer="layout" svg:width="7.6cm" svg:height="5.231cm" svg:x="19cm" svg:y="9cm">
          <draw:text-box>
            <text:p>為了避免蓋到id，因此需要0x40-0x4 = 60bytes 後面接id (8bytes), 再接4bytes 蓋掉另一半舊rsp，再放上systemAdmin的位址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0" draw:text-style-name="P6" draw:layer="layout" svg:width="11.621cm" svg:height="9.134cm" svg:x="5.2cm" svg:y="3.266cm" presentation:class="graphic" presentation:user-transformed="true">
          <draw:image xlink:href="Pictures/10000201000002100000019F6455A2706405E050.png" xlink:type="simple" xlink:show="embed" xlink:actuate="onLoad" loext:mime-type="image/png">
            <text:p/>
          </draw:image>
        </draw:frame>
        <draw:frame draw:style-name="gr12" draw:text-style-name="P7" draw:layer="layout" svg:width="5cm" svg:height="0.962cm" svg:x="18.4cm" svg:y="6.8cm">
          <draw:text-box>
            <text:p>Code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0" draw:text-style-name="P6" draw:layer="layout" svg:width="13.8cm" svg:height="13.679cm" svg:x="12.6cm" svg:y="0.921cm" presentation:class="graphic" presentation:user-transformed="true">
          <draw:image xlink:href="Pictures/10000201000002A10000029BD411A97048361227.png" xlink:type="simple" xlink:show="embed" xlink:actuate="onLoad" loext:mime-type="image/png">
            <text:p/>
          </draw:image>
        </draw:frame>
        <draw:frame draw:style-name="gr12" draw:text-style-name="P7" draw:layer="layout" svg:width="5.2cm" svg:height="0.962cm" svg:x="5.2cm" svg:y="5.638cm">
          <draw:text-box>
            <text:p>result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cho_server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3:48:04.146262726</meta:creation-date>
    <dc:date>2021-10-17T17:59:54.518844299</dc:date>
    <meta:editing-duration>PT1H55M6S</meta:editing-duration>
    <meta:editing-cycles>3</meta:editing-cycles>
    <meta:generator>LibreOffice/6.4.6.2$Linux_X86_64 LibreOffice_project/0ce51a4fd21bff07a5c061082cc82c5ed232f115</meta:generator>
    <meta:document-statistic meta:object-count="96"/>
  </office:meta>
</office:document-meta>
</file>